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0717in"/>
    </style:style>
    <style:style style:name="co2" style:family="table-column">
      <style:table-column-properties fo:break-before="auto" style:column-width="0.6429in"/>
    </style:style>
    <style:style style:name="co3" style:family="table-column">
      <style:table-column-properties fo:break-before="auto" style:column-width="3.4945in"/>
    </style:style>
    <style:style style:name="co4" style:family="table-column">
      <style:table-column-properties fo:break-before="auto" style:column-width="1.3425in"/>
    </style:style>
    <style:style style:name="co5" style:family="table-column">
      <style:table-column-properties fo:break-before="auto" style:column-width="5.611in"/>
    </style:style>
    <style:style style:name="co6" style:family="table-column">
      <style:table-column-properties fo:break-before="auto" style:column-width="0.889in"/>
    </style:style>
    <style:style style:name="co7" style:family="table-column">
      <style:table-column-properties fo:break-before="auto" style:column-width="1.6563in"/>
    </style:style>
    <style:style style:name="co8" style:family="table-column">
      <style:table-column-properties fo:break-before="auto" style:column-width="1.2335in"/>
    </style:style>
    <style:style style:name="co9" style:family="table-column">
      <style:table-column-properties fo:break-before="auto" style:column-width="6.0465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2.9744in" fo:break-before="auto" style:use-optimal-row-height="true"/>
    </style:style>
    <style:style style:name="ro8" style:family="table-row">
      <style:table-row-properties style:row-height="2.8189in" fo:break-before="auto" style:use-optimal-row-height="true"/>
    </style:style>
    <style:style style:name="ro9" style:family="table-row">
      <style:table-row-properties style:row-height="1.5752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4.2181in" fo:break-before="auto" style:use-optimal-row-height="true"/>
    </style:style>
    <style:style style:name="ro12" style:family="table-row">
      <style:table-row-properties style:row-height="3.1299in" fo:break-before="auto" style:use-optimal-row-height="true"/>
    </style:style>
    <style:style style:name="ro13" style:family="table-row">
      <style:table-row-properties style:row-height="0.1839in" fo:break-before="auto" style:use-optimal-row-height="true"/>
    </style:style>
    <style:style style:name="ro14" style:family="table-row">
      <style:table-row-properties style:row-height="0.178in" fo:break-before="auto" style:use-optimal-row-height="true"/>
    </style:style>
    <style:style style:name="ro15" style:family="table-row">
      <style:table-row-properties style:row-height="0.34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fo:border="0.06pt solid #000000"/>
      <style:text-properties fo:font-weight="bold" style:font-weight-asian="bold" style:font-weight-complex="bold"/>
    </style:style>
    <style:style style:name="ce2" style:family="table-cell" style:parent-style-name="Default" style:data-style-name="N100">
      <style:table-cell-properties fo:wrap-option="wrap" fo:border="0.06pt solid #000000" style:vertical-align="top"/>
    </style:style>
    <style:style style:name="ce3" style:family="table-cell" style:parent-style-name="Default" style:data-style-name="N100">
      <style:table-cell-properties fo:wrap-option="wrap" style:vertical-align="top"/>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border-bottom="0.06pt solid #000000" style:text-align-source="fix" style:repeat-content="false" fo:wrap-option="wrap" fo:border-left="none" fo:border-right="none" fo:border-top="none" style:vertical-align="top"/>
      <style:paragraph-properties fo:text-align="center"/>
      <style:text-properties fo:font-weight="bold" style:font-weight-asian="bold" style:font-weight-complex="bold"/>
    </style:style>
    <style:style style:name="ce6" style:family="table-cell" style:parent-style-name="Default" style:data-style-name="N100">
      <style:table-cell-properties fo:wrap-option="wrap"/>
      <style:text-properties style:font-weight-asian="normal"/>
    </style:style>
    <style:style style:name="T1" style:family="text">
      <style:text-properties fo:font-weight="bold" style:font-weight-asian="bold" style:font-weight-complex="bold"/>
    </style:style>
    <style:style style:name="T2" style:family="text">
      <style:text-properties style:font-name="Liberation Sans" style:font-name-asian="WenQuanYi Zen Hei" style:font-name-complex="Lohit Hindi"/>
    </style:style>
    <style:style style:name="T3" style:family="text">
      <style:text-properties fo:font-weight="normal" style:font-weight-asian="normal" style:font-weight-complex="normal"/>
    </style:style>
  </office:automatic-styles>
  <office:body>
    <office:spreadsheet>
      <table:table table:name="Months_Post-Exilic"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number-columns-repeated="7" table:default-cell-style-name="Default"/>
        <table:table-row table:style-name="ro1">
          <table:table-cell office:value-type="string">
            <text:p>Months of the Jewish Calendar - Post-Exilic Calendar</text:p>
          </table:table-cell>
          <table:table-cell table:number-columns-repeated="12"/>
        </table:table-row>
        <table:table-row table:style-name="ro1">
          <table:table-cell table:number-columns-repeated="13"/>
        </table:table-row>
        <table:table-row table:style-name="ro2">
          <table:table-cell office:value-type="string">
            <text:p>Source: <text:a xlink:href="http://www.angelfire.com/pa2/passover/months-of-the-jewish-calendar.html" xlink:type="simple">http://www.angelfire.com/pa2/passover/months-of-the-jewish-calendar.html</text:a></text:p>
          </table:table-cell>
          <table:table-cell table:number-columns-repeated="12"/>
        </table:table-row>
        <table:table-row table:style-name="ro1" table:number-rows-repeated="2">
          <table:table-cell table:number-columns-repeated="13"/>
        </table:table-row>
        <table:table-row table:style-name="ro3">
          <table:table-cell table:style-name="ce1" office:value-type="string">
            <text:p>Babylonian Month Name</text:p>
          </table:table-cell>
          <table:table-cell table:style-name="ce1" office:value-type="string">
            <text:p>Month Number</text:p>
          </table:table-cell>
          <table:table-cell table:style-name="ce1" office:value-type="string">
            <text:p>Meaning/Theme and Origin of Babylonian Month Name (Babylonian and Biblical)</text:p>
          </table:table-cell>
          <table:table-cell table:style-name="ce1" office:value-type="string">
            <text:p>Hebrew Month Name(s)</text:p>
          </table:table-cell>
          <table:table-cell table:style-name="ce1" office:value-type="string">
            <text:p>Month Number</text:p>
          </table:table-cell>
          <table:table-cell table:style-name="ce1" office:value-type="string">
            <text:p>Meaning/Theme of Hebrew Month Name (Babylonian and Biblical)</text:p>
          </table:table-cell>
          <table:table-cell table:style-name="ce4" table:number-columns-repeated="7"/>
        </table:table-row>
        <table:table-row table:style-name="ro4">
          <table:table-cell table:style-name="ce2" office:value-type="string">
            <text:p>Nisanu</text:p>
          </table:table-cell>
          <table:table-cell table:style-name="ce2" office:value-type="string">
            <text:p>1</text:p>
          </table:table-cell>
          <table:table-cell table:style-name="ce2" office:value-type="string">
            <text:p>- Babylonian name: Nisānu = <text:span text:style-name="T1">Sanctuary</text:span> or First Month.</text:p>
            <text:p>- Akkadian name: nissanu, Nisannu</text:p>
            <text:p>- Canaanite meaning: move, start</text:p>
            <text:p>- Sumerian name: nisag(2)</text:p>
            <text:p>- Sumerian meaning: <text:span text:style-name="T1">firstfruits</text:span> (offering)</text:p>
          </table:table-cell>
          <table:table-cell table:style-name="ce2" office:value-type="string">
            <text:p>- Nisan / Nissan / Niy an (Post-Exilic)</text:p>
            <text:p>- 'aviyv / Aviv (Pre-Exilic)</text:p>
          </table:table-cell>
          <table:table-cell table:style-name="ce2" office:value-type="string">
            <text:p>1</text:p>
          </table:table-cell>
          <table:table-cell table:style-name="ce2" office:value-type="string">
            <text:p><text:s/>The word "Nisan" or "Nissan" is a cognate to the word "nissim", meaning "<text:span text:style-name="T1">miracles</text:span>"./Miracles, <text:span text:style-name="T1">redemption</text:span></text:p>
          </table:table-cell>
          <table:table-cell table:style-name="ce4" table:number-columns-repeated="7"/>
        </table:table-row>
        <table:table-row table:style-name="ro5">
          <table:table-cell table:style-name="ce2" office:value-type="string">
            <text:p>Ayaru</text:p>
          </table:table-cell>
          <table:table-cell table:style-name="ce2" office:value-type="string">
            <text:p>2</text:p>
          </table:table-cell>
          <table:table-cell table:style-name="ce2" office:value-type="string">
            <text:p>- Babylonian name: Āru or Ayaru = <text:span text:style-name="T1">Bull</text:span> or "Herd" and "To Prosper".</text:p>
            <text:p>- Akkadian name: Ajaru, Ajjaru</text:p>
            <text:p>- Canaanite meaning: to be bright, flowers</text:p>
          </table:table-cell>
          <table:table-cell table:style-name="ce2" office:value-type="string">
            <text:p>- Iyar / Iyyar (Post-Exilic)</text:p>
            <text:p>- Ziv (Pre-Exilic)</text:p>
          </table:table-cell>
          <table:table-cell table:style-name="ce2" office:value-type="string">
            <text:p>2</text:p>
          </table:table-cell>
          <table:table-cell table:style-name="ce2" office:value-type="string">
            <text:p>Kabbalah: Hebrew acronym for "Ani Hashem Rof'echa": "I am the L-rd your healer". The initials of these three Hebrew words, Ani Hashem Rofe'echa, are Aleph-Yod-Resh, the letters of the word Iyar./Month of Divine <text:span text:style-name="T1">healing</text:span>. The month of Iyar is about healing or refining ourselves.</text:p>
          </table:table-cell>
          <table:table-cell table:style-name="ce4" table:number-columns-repeated="7"/>
        </table:table-row>
        <table:table-row table:style-name="ro6">
          <table:table-cell table:style-name="ce2" office:value-type="string">
            <text:p>Simanu</text:p>
          </table:table-cell>
          <table:table-cell table:style-name="ce2" office:value-type="string">
            <text:p>3</text:p>
          </table:table-cell>
          <table:table-cell table:style-name="ce2" office:value-type="string">
            <text:p>- Babylonian name: Simanu = <text:span text:style-name="T1">Brick-making</text:span>.</text:p>
            <text:p>- Akkadian name: Simanu, Sivanu</text:p>
            <text:p>- Canaanite meaning: <text:span text:style-name="T1">appoint</text:span>, <text:span text:style-name="T1">mark</text:span></text:p>
            <text:p>- Sumerian name: zib(2)</text:p>
          </table:table-cell>
          <table:table-cell table:style-name="ce2" office:value-type="string">
            <text:p>Sivan / iyvan / Si'-van</text:p>
          </table:table-cell>
          <table:table-cell table:style-name="ce2" office:value-type="string">
            <text:p>3</text:p>
          </table:table-cell>
          <table:table-cell table:style-name="ce2" office:value-type="string">
            <text:p>(1) Kabbalah: Rabbi Yizchak Luria (The "Ari", 1534-1572) opinion: the sense associated with Sivan is the power to "<text:span text:style-name="T1">walk</text:span>", meaning to move and accelerate in our service of G-d. During Sivan, Jews receive the ability to walk, strongly and steadily, on two legs. They receive the Halacha, Jewish Law, whose name is derived from the word for walking, 'halicha'; (2) The Vilna Gaon s Opinion (Rabbi Elijah ben Solomon Zalman or Rabbi Eliyahu the Gaon of Vilna, 1720-1797, The "Grah"): Sivan is the month of "<text:span text:style-name="T1">vision</text:span>". In Sivan everybody saw the revelation on Mount Sinai./The Giving of the Torah to Moses on Mount Sinai by G-d. <text:s/>(10 commandments given).</text:p>
          </table:table-cell>
          <table:table-cell table:style-name="ce4" table:number-columns-repeated="7"/>
        </table:table-row>
        <table:table-row table:style-name="ro7">
          <table:table-cell table:style-name="ce2" office:value-type="string">
            <text:p>Du'uzu</text:p>
          </table:table-cell>
          <table:table-cell table:style-name="ce2" office:value-type="string">
            <text:p>4</text:p>
          </table:table-cell>
          <table:table-cell table:style-name="ce2" office:value-type="string">
            <text:p>- Babylonian name: Du'uzu, Dumuzi, Dumuzu = Tammuz or <text:span text:style-name="T1">"taking (i.e. scattering) seed"</text:span>.</text:p>
            <text:p>- Akkadian name: Tamuzu, Enkidu</text:p>
            <text:p>- Canaanite meaning: from Akkadian, meaning <text:span text:style-name="T1">"vegetation G-d</text:span>"</text:p>
            <text:p>- The name "Tammuz" seems to have been derived from the Akkadian form "Tammuzi", based on early Sumerian "Damu-zid". The later standard Sumerian form, "Dumu-zid", in turn became "Dumuzi" in Akkadian (An ancient and Eastern branch of the Semitic languages). In Babylonia, the month Tammuz was established in honor of the eponymous god Tammuz, who originated as an Akkadian<text:span text:style-name="T1"> shepherd-G-d</text:span>. Tammuz became known as an ancient <text:span text:style-name="T1">nature deity</text:span> that was worshiped in Babylonia. A <text:span text:style-name="T1">G-d of agriculture and flocks</text:span>, he personified the <text:span text:style-name="T1">creative powers of spring</text:span>. The Babylonians marked the decline in daylight hours and the onset of killing summer heat and drought with a <text:span text:style-name="T1">six-day "funeral"</text:span> for the god. </text:p>
          </table:table-cell>
          <table:table-cell table:style-name="ce2" office:value-type="string">
            <text:p>Tammuz / Tamuz / Thammuz / Thamuz</text:p>
          </table:table-cell>
          <table:table-cell table:style-name="ce2" office:value-type="string">
            <text:p>4</text:p>
          </table:table-cell>
          <table:table-cell table:style-name="ce2" office:value-type="string">
            <text:p>(1) Kabbalah: Rabbi Yizchak Luria (The "Ari", 1534-1572) opinion: the sense associated with the month of Tammuz, is "<text:span text:style-name="T1">vision</text:span>". The main part of the spies' trip to see the Land of Israel took place during Tammuz; (2) The Vilna Gaon s Opinion (Rabbi Elijah ben Solomon Zalman or Rabbi Eliyahu the Gaon of Vilna, 1720-1797, The "Grah"): in Tammuz, the spies "walked" in the land of Israel. Another meaning for Tammuz is that it is a corruption of the name Dumuzi, the Akkadian sun-god. Scholarly commentaries also explain that the root of Tammuz means "<text:span text:style-name="T1">heat</text:span>". The idol was called this because it would be heated so that its eyes would appear to tear (they were made from a material which would melt). Also, another explanation is that the month of Tammuz, the main month of the summer, is connected to "heat"./Heat, <text:span text:style-name="T1">Sin of the Golden Calf</text:span>.</text:p>
            <text:p><text:span text:style-name="T2"/></text:p>
            <text:p><text:span text:style-name="T2">Festival given by an Arabic writer of the 10th century: In the middle of the month Tammuz, is the festival of elBugat, that is, of the weeping women, and this is the Ta-uz festival, which is celebrated in honor of the god Ta-uz. <text:s/>The women bewail him, because his lord slew him so cruelly, ground his bones in a mill, and then scattered them to the wind. <text:s/>The women during this festival eat nothing which has been ground in a mill, but limit their diet to steeped wheat, sweet vetches, dates, raisins, and the like.</text:span></text:p>
          </table:table-cell>
          <table:table-cell table:style-name="ce4" table:number-columns-repeated="7"/>
        </table:table-row>
        <table:table-row table:style-name="ro5">
          <table:table-cell table:style-name="ce2" office:value-type="string">
            <text:p>Abu</text:p>
          </table:table-cell>
          <table:table-cell table:style-name="ce2" office:value-type="string">
            <text:p>5</text:p>
          </table:table-cell>
          <table:table-cell table:style-name="ce2" office:value-type="string">
            <text:p>- Babylonian name: Abu = Torches or "<text:span text:style-name="T1">Fiery</text:span>" Month.</text:p>
            <text:p>- Akkadian name: Abu</text:p>
            <text:p>- Canaanite meaning: 'ab, <text:span text:style-name="T1">hostile</text:span>, <text:span text:style-name="T1">bulrushes</text:span></text:p>
            <text:p>- Sumerian name: ab-ba</text:p>
          </table:table-cell>
          <table:table-cell table:style-name="ce2" office:value-type="string">
            <text:p>Av / 'av</text:p>
          </table:table-cell>
          <table:table-cell table:style-name="ce2" office:value-type="string">
            <text:p>5</text:p>
          </table:table-cell>
          <table:table-cell table:style-name="ce2" office:value-type="string">
            <text:p><text:s text:c="2"/>Kabbalah: The word "Av" literally means "<text:span text:style-name="T1">father</text:span>" (or "Menachem-Av", the "consoler of Av") in Hebrew. It derives from the root which means "to <text:span text:style-name="T1">will</text:span>" or "to <text:span text:style-name="T1">desire</text:span>."/This name is used to express the understanding that even before we are ready to think of the approaching "Days of Awe," our "Forgiving Father [read Parent]" is already forgiving us.</text:p>
          </table:table-cell>
          <table:table-cell table:style-name="ce4" table:number-columns-repeated="7"/>
        </table:table-row>
        <table:table-row table:style-name="ro6">
          <table:table-cell table:style-name="ce2" office:value-type="string">
            <text:p>Ululu</text:p>
          </table:table-cell>
          <table:table-cell table:style-name="ce2" office:value-type="string">
            <text:p>6</text:p>
          </table:table-cell>
          <table:table-cell table:style-name="ce2" office:value-type="string">
            <text:p>- Babylonian name: Ulūlu = <text:span text:style-name="T1">Purification</text:span> or the "<text:span text:style-name="T1">Mission Of</text:span> <text:span text:style-name="T1">Ishtar</text:span>". <text:s/>Ishtar has lions on her gate, and her symbol is a eight-pointed star.</text:p>
            <text:p>- Akkadian name: ululu, Ululu, elulu</text:p>
            <text:p>- Canaanite meaning: to <text:span text:style-name="T1">shout for</text:span> <text:span text:style-name="T1">joy</text:span></text:p>
            <text:p>- Sumerian name: a-la, la-la, ul</text:p>
          </table:table-cell>
          <table:table-cell table:style-name="ce2" office:value-type="string">
            <text:p>Elul / 'Eluwl</text:p>
          </table:table-cell>
          <table:table-cell table:style-name="ce2" office:value-type="string">
            <text:p>6</text:p>
          </table:table-cell>
          <table:table-cell table:style-name="ce2" office:value-type="string">
            <text:p>One rabbinical interpretation is that the word "Elul" means "<text:span text:style-name="T1">search</text:span>." Elul is a time to search our hearts. During the month of Elul we "search" our hearts for evil and repent in preparation for Rosh Hashanah. The Targum on the words 'losur osah' (to search it [the land)] Bamidbar (13:32) translates "Le'allelah yas ar'ah". From this it is derived that the word "Elul" means "search" or "inspect", alluding to the nature of our task during this month. Another rabbinical interpretation of "Elul": "Elul" means "<text:span text:style-name="T1">returned</text:span> with," specifically with those Jews who returned to Israel after the 70-year Exile in Babylonia./Repentance</text:p>
          </table:table-cell>
          <table:table-cell table:style-name="ce4" table:number-columns-repeated="7"/>
        </table:table-row>
        <table:table-row table:style-name="ro8">
          <table:table-cell table:style-name="ce2" office:value-type="string">
            <text:p>Tashritu</text:p>
          </table:table-cell>
          <table:table-cell table:style-name="ce2" office:value-type="string">
            <text:p>7</text:p>
          </table:table-cell>
          <table:table-cell table:style-name="ce2" office:value-type="string">
            <text:p>- Babylonian name: Tashritu, Tišritum = <text:span text:style-name="T1">Beginning</text:span> or Beginnings (ie. the start of the 2nd half-year) or the "Resplendent Mound" (The 'mound' is a reference to the temples which were erected on natural or artificial eminences.).</text:p>
            <text:p>- Akkadian name: tasritu, Tashritu</text:p>
            <text:p>- Canaanite meaning: <text:span text:style-name="T1">begin</text:span>, dedicate</text:p>
            <text:p>- Sumerian name: a...ru, -u4-sar</text:p>
            <text:p>- Sumerian meaning: new moon.</text:p>
          </table:table-cell>
          <table:table-cell table:style-name="ce2" office:value-type="string">
            <text:p>- Tishrei / Tishri / Tisrei / Tisri (Post-Exilic)</text:p>
            <text:p/>
            <text:p>- Eisanim / 'Eythaniym / Ethanim (Pre-Exilic)</text:p>
          </table:table-cell>
          <table:table-cell table:style-name="ce2" office:value-type="string">
            <text:p>7</text:p>
          </table:table-cell>
          <table:table-cell table:style-name="ce2" office:value-type="string">
            <text:p>One opinion says that "Tishrei" means "to <text:span text:style-name="T1">begin</text:span>", for the beginning of Tishrei meant that it was the beginning of an agricultural year or farming year. Another opinion states that the word "Tishrei" means apparently derives from the root word "seru", which means "to begin". This "<text:span text:style-name="T1">beginning</text:span>" is in reference to the beginning of the autumn harvest and the commercial year. Still another opinion states that "Tishrei" derives from the Akkadian word "Tashritu" or from the Aramaic word "sherei" meaning "to begin". The Chassidic founder, the Baal Shem Tov, noted that the word "Tishrei" has the connotation of forgiveness, and so he avoided mentioning the word "Tishrei". Chassidic Sages also stated that the word "Tishrei" also means "<text:span text:style-name="T1">released</text:span>" and they explained that the month was so named because in it G-d "releases and lets go all the sins of the Jewish people". However, since Shabbos is a time when we transcend totally above sin, to the point where it is not proper to even request its forgiveness or atonement, therefore the Baal Shem Tov who was speaking in the context of "Shabbos Mevorchim" (the Shabbat before the new month; literally, a Shabbat in which we bless the upcoming month.), referred to the month as the seventh month. The Kol Bo ("Kol Bo" means "All is in it". The "Kol Bo" is an important anonymous work on Jewish law, first printed in Naples, Italy, in 1490.) states that the word "Tishrei" is the Arama'ic word for "<text:span text:style-name="T1">You will forgive</text:span>", a clear enough hint as to the essence of the month.</text:p>
          </table:table-cell>
          <table:table-cell table:style-name="ce4" table:number-columns-repeated="7"/>
        </table:table-row>
        <table:table-row table:style-name="ro9">
          <table:table-cell table:style-name="ce2" office:value-type="string">
            <text:p>Arach-Samna / Arakhsamna / Arachsamna</text:p>
          </table:table-cell>
          <table:table-cell table:style-name="ce2" office:value-type="string">
            <text:p>8</text:p>
          </table:table-cell>
          <table:table-cell table:style-name="ce2" office:value-type="string">
            <text:p>- Babylonian name: Samna, Arach-Samna / Arakhsamna / Arachsamna = <text:span text:style-name="T1">Laying Foundations</text:span> or Eighth month or <text:span text:style-name="T1">Opening Of Dams</text:span> (for the irrigation of the fields.).</text:p>
            <text:p>- Akkadian name: arahsamnu, Arachsamma</text:p>
            <text:p>- Canaanite meaning: <text:span text:style-name="T1">drop or rainy season</text:span></text:p>
          </table:table-cell>
          <table:table-cell table:style-name="ce2" office:value-type="string">
            <text:p>- Cheshvan / Marcheshvan / Heshvan / Marheshvan / Heshwan / keswan (Post-Exilic)</text:p>
            <text:p>- Bul / Buwl (Pre-Exilic)</text:p>
          </table:table-cell>
          <table:table-cell table:style-name="ce2" office:value-type="string">
            <text:p>8</text:p>
          </table:table-cell>
          <table:table-cell table:style-name="ce2" office:value-type="string">
            <text:p><text:s text:c="2"/>Kabbalah: The root of the word Cheshvan is "chash", which in Hebrew means "<text:span text:style-name="T1">quiet</text:span>". The very name of the month commands us to be still, to be quiet. After the building up of the dramatic events of the past two months, Elul and Tishrei, to the "Day of Judgement", Rosh Ha-Shanah, when the entire world stands at attention in front of G-d, the next month of Cheshvan is a period of quiet from all the tumult. In Tractate Sanhedrin of the Talmud, it is explained that Cheshvan or Marcheshvan means "the <text:span text:style-name="T1">movement of the lips</text:span>". During the month of Tishrei, when a Jew is consumed with praying and intense study of the Torah, his mouth becomes a conduit for G-dliness. The impact of these holy vibrations of the lips are still felt in the month of Cheshvan or Marcheshvan, and G-d willing, throughout the year to come.</text:p>
          </table:table-cell>
          <table:table-cell table:style-name="ce4" table:number-columns-repeated="7"/>
        </table:table-row>
        <table:table-row table:style-name="ro8">
          <table:table-cell table:style-name="ce2" office:value-type="string">
            <text:p>Kislimu</text:p>
          </table:table-cell>
          <table:table-cell table:style-name="ce2" office:value-type="string">
            <text:p>9</text:p>
          </table:table-cell>
          <table:table-cell table:style-name="ce2" office:value-type="string">
            <text:p>- Babylonian name: Kislimu = name is of uncertain origin; possibly: "<text:span text:style-name="T1">Copious Fertility</text:span>".</text:p>
            <text:p>- Akkadian name: kislimu, kisliwu, Kissilimu</text:p>
            <text:p>- Canaanite meaning: uncertain</text:p>
          </table:table-cell>
          <table:table-cell table:style-name="ce2" office:value-type="string">
            <text:p>Kislev / Kiclev / Chisleu</text:p>
          </table:table-cell>
          <table:table-cell table:style-name="ce2" office:value-type="string">
            <text:p>9</text:p>
          </table:table-cell>
          <table:table-cell table:style-name="ce2" office:value-type="string">
            <text:p>One opinion states that the word "Kislev" shares the same root as the Hebrew word "kislah", which means, strangely enough, both <text:span text:style-name="T3">folly</text:span> and <text:span text:style-name="T1">trust</text:span>. In other words, the meaning of kislah depends upon whom you trust. Another opinion states that the name Kislev derives from the Hebrew word for "<text:span text:style-name="T1">security</text:span>" and "<text:span text:style-name="T1">trust</text:span>." There are two states of trust, one active and one passive, both of which are manifest in the month of Kislev. The miracle of Chanukah reflects the active trust (I.E. "Bitachon", meaning "confidence" in Hebrew) of the Hasmoneans or Chashmonaim (I.E. Maccabees or Maacabim) to stand up and fight against the Hellenistic empire (and its culture). Kislev's sense of sleep reflects the passive trust that G-d's providence always guards over Israel. The Kabbalistic view is similar: The word "Kislev" derives from one of the Hebrew words for "trust". Trust can take both an active and passive form, and Kislev embodies both these aspects. Another opinion states that the month of Kislev has always been associate with much joy and happiness, for it is in that month that we celebrate the festive Holiday of Lights - Chanukah. This opinion states that the word Kislev has many meanings, and one of them is to give charity with a full heart , teaching us that the best way to realize the joy of our holidays is to share our blessings with others. A Reform-Jewish opinion states that Kislev, the eighth month, is thought to mean the season of mud and rain, being one of the rainiest months in Israel.</text:p>
          </table:table-cell>
          <table:table-cell table:style-name="ce4" table:number-columns-repeated="7"/>
        </table:table-row>
        <table:table-row table:style-name="ro10">
          <table:table-cell table:style-name="ce2" office:value-type="string">
            <text:p>Tebetu</text:p>
          </table:table-cell>
          <table:table-cell table:style-name="ce2" office:value-type="string">
            <text:p>10</text:p>
          </table:table-cell>
          <table:table-cell table:style-name="ce2" office:value-type="string">
            <text:p>- Babylonian name: Tebetu, Ṭebētum = (the) <text:span text:style-name="T1">Forthcoming of Water</text:span> or violent rains.</text:p>
            <text:p>- Akkadian name: tebetu, Tebetu</text:p>
            <text:p>- Canaanite meaning: <text:span text:style-name="T1">sink</text:span>, <text:span text:style-name="T1">dip</text:span></text:p>
          </table:table-cell>
          <table:table-cell table:style-name="ce2" office:value-type="string">
            <text:p>Tevet / Teveth / tava' / taval</text:p>
          </table:table-cell>
          <table:table-cell table:style-name="ce2" office:value-type="string">
            <text:p>10</text:p>
          </table:table-cell>
          <table:table-cell table:style-name="ce2" office:value-type="string">
            <text:p>Tevet means "<text:span text:style-name="T1">ten</text:span>" in Hebrew; Tevet shares the same root as the Hebrew word "tov", which means "<text:span text:style-name="T3">good</text:span>." However, in this month, we commemorate many sad events, including the Tenth of Tevet. A Kabbalistic opinion states the following: The letter ayin means "eye" in Hebrew. The month of Tevet is the month of the rectification and <text:span text:style-name="T1">nullification of the "evil eye"</text:span>. The word Tevet itself comes from the Hebrew word "tov", meaning "good," and referring to "tov ayin", <text:span text:style-name="T1">"the goodly eye"</text:span> (the source of the power of blessing, as it is said: "the goodly eye shall bless"). This rectification starts with the gazing at the Chanukah candles. All destructive process begins with the "evil eye" of hatred, the hatred of the profane to the holy (the secret of ten, the holy number).</text:p>
            <text:p><text:span text:style-name="T2"/></text:p>
            <text:p><text:span text:style-name="T2">DIvine Grace</text:span></text:p>
          </table:table-cell>
          <table:table-cell table:number-columns-repeated="3"/>
          <table:table-cell table:style-name="ce4" table:number-columns-repeated="4"/>
        </table:table-row>
        <table:table-row table:style-name="ro11">
          <table:table-cell table:style-name="ce2" office:value-type="string">
            <text:p>Shabatu</text:p>
          </table:table-cell>
          <table:table-cell table:style-name="ce2" office:value-type="string">
            <text:p>11</text:p>
          </table:table-cell>
          <table:table-cell table:style-name="ce2" office:value-type="string">
            <text:p>- Babylonian name: Shabatu, Šabaṭu = <text:span text:style-name="T1">Rain</text:span> or "<text:span text:style-name="T1">Destructive Rain</text:span>".</text:p>
            <text:p>- Akkadian name: Shabatu</text:p>
            <text:p>- Canaanite meaning: uncertain</text:p>
            <text:p>- Sumerian name: a...d </text:p>
          </table:table-cell>
          <table:table-cell table:style-name="ce2" office:value-type="string">
            <text:p>Shevat / Se'-bat</text:p>
          </table:table-cell>
          <table:table-cell table:style-name="ce2" office:value-type="string">
            <text:p>11</text:p>
          </table:table-cell>
          <table:table-cell table:style-name="ce2" office:value-type="string">
            <text:p>Kabbalah: The word Shevat itself transforms to Shabbat (since the two letters tet and tav, both letters of the tongue, are phonetically interchangeable). Another Kabbalistic opinion states that the word "shevat" is related to the Hebrew word for a <text:span text:style-name="T1">staff</text:span> or <text:span text:style-name="T1">rod</text:span>. A staff can be used as a symbol of power, or as a cane to lean on. It serves a master. This is an underlying theme of the month. Still another Kabbalistic opinion states that the word "shevat" means a <text:span text:style-name="T1">branch</text:span> or a <text:span text:style-name="T1">stick</text:span>, yet there are many other words in Hebrew that express the same thing: makeil (staff), mateh (rod), eitz (a piece of wood), etc. Sheivet, by contrast, refers to a <text:span text:style-name="T1">branch that is soft</text:span>. According to this opinion, it is obvious that their Kabbalistic Rabbis chose this name for the month because on the Fifteenth of the month all Jews will celebrate Tu B'Shevat, the New Year for Trees. And another Kabbalistic opinion states that the word "Shevat" is also related to the concept of a <text:span text:style-name="T1">royal rod or staff</text:span>. In the same way that a king is blessed with riches and all of life's pleasures are accessible to him, so too is every Jew considered a prince or princess, deserving of the very best. This is reflected in the delicacy and assortment of fruits we eat on Tu B'Shevat. Also, just as Moses disciplined the Jews with love and compassion rather than severity, we must always temper our authority (our "royal scepter") with kindness and concern. This opinion also notes an interesting connection that exists between the month of Shevat and the mezuza. Every letter in Hebrew has a numerical value. If you add up the letters of the word Shevat (shin-veit-tet) it equals 314, the same as Sha-dai (shin-daled-yud), one of G-d's Names. This Name is found on the outside of the mezuza, our protection from harm. In the month of Shevat, when we are blessed with a great deal of affluence (as demonstrated on Tu B'Shevat), we must ask G-d for special protection to guard us from taking our good fortune for granted. A Jew must always recognize his special mission in life, that G-d has put him here to refine and elevate the world for a higher purpose. When we live up to this responsibility and take up our "royal scepter," we will indeed serve as a "light unto the nations" and have a positive influence on all our surroundings.</text:p>
          </table:table-cell>
          <table:table-cell table:style-name="ce4" table:number-columns-repeated="7"/>
        </table:table-row>
        <table:table-row table:style-name="ro12">
          <table:table-cell table:style-name="ce2" office:value-type="string">
            <text:p>Adaru</text:p>
          </table:table-cell>
          <table:table-cell table:style-name="ce2" office:value-type="string">
            <text:p>12</text:p>
          </table:table-cell>
          <table:table-cell table:style-name="ce2" office:value-type="string">
            <text:p>- Babylonian name: Adār or Adaru or Addaru = Adar = Threshing or "<text:span text:style-name="T1">grain-cutting</text:span>".</text:p>
            <text:p>- Akkadian name: adaru or Addaru</text:p>
            <text:p>- Canaanite meaning: <text:span text:style-name="T1">to be dark</text:span></text:p>
            <text:p>- Sumerian name: e</text:p>
          </table:table-cell>
          <table:table-cell table:style-name="ce2" office:value-type="string">
            <text:p>Adar / Addar / Ataroth-Adar / se'or</text:p>
          </table:table-cell>
          <table:table-cell table:style-name="ce2" office:value-type="string">
            <text:p>12</text:p>
          </table:table-cell>
          <table:table-cell table:style-name="ce2" office:value-type="string">
            <text:p><text:s text:c="2"/>Kabbalah: The word Adar is cognate to the Hebrew word "adir", meaning "<text:span text:style-name="T1">strength</text:span>". Adar is the month of good fortune for the Jewish people. According to this Kabbalistic opinion, their rabbinic sages say of Adar: "Its mazal (fortune) is strong". Another Kabbalistic opinion says that "Adar" means "<text:span text:style-name="T1">exalted</text:span>", "<text:span text:style-name="T1">praised</text:span>", "<text:span text:style-name="T1">power</text:span>", and "<text:span text:style-name="T1">strength</text:span>". It refers to Tehillim 93:4, where it says: "the L-rd is (Adir) mighty on High". This opinion goes on to further quote the Talmud in Beitzah 15a: "He who desires his property to be preserved for him should plant therein an Adar (type of tree), for it says: 'The L-rd is <text:span text:style-name="T1">mighty</text:span> on High.'". This opinion states that just as we decrease our joy because we are separated from the Shechina in the month of Av, so too in Adar we rejoice because the whole month is a time when the Shechina is close to us. The Midrash says that when Hashem Yisbarach (a name for G-d) commanded Moshe Rabbeinu (a name for Moses) to construct the Mishkan (tent), He made the following request: "asei Li kiton echad v'edor beineichem" (make for Me a small chamber (I.E. the Mishkan) so that I may live in your midst). The Sefas Emes, quoting his grandfather (the Chidushei HaRim), points out that the word "v'edor" ("and I will dwell" in Hebrew) is related to the word "adar" - the very name of this month implies that it is a time when the Shechina dwells among us "v'edor beineichem". Another opinion, that of Rashi, explains that the reference to Adar in Beitzah 15a means "continuity and strength" in that context. A Reform-Jewish opinion states that the word "Adar" means "beauty", as in the beauty of the season contained in Adar, Spring.</text:p>
          </table:table-cell>
          <table:table-cell table:style-name="ce4" table:number-columns-repeated="7"/>
        </table:table-row>
        <table:table-row table:style-name="ro1" table:number-rows-repeated="36">
          <table:table-cell table:style-name="ce3" table:number-columns-repeated="6"/>
          <table:table-cell table:style-name="ce4" table:number-columns-repeated="7"/>
        </table:table-row>
        <table:table-row table:style-name="ro1" table:number-rows-repeated="1048521">
          <table:table-cell table:number-columns-repeated="13"/>
        </table:table-row>
        <table:table-row table:style-name="ro1">
          <table:table-cell table:number-columns-repeated="13"/>
        </table:table-row>
      </table:table>
      <table:table table:name="Months_Pre-Exilic" table:style-name="ta1">
        <table:table-column table:style-name="co7" table:default-cell-style-name="ce6"/>
        <table:table-column table:style-name="co8" table:default-cell-style-name="ce6"/>
        <table:table-column table:style-name="co9" table:default-cell-style-name="ce6"/>
        <table:table-row table:style-name="ro1">
          <table:table-cell table:style-name="Default" office:value-type="string">
            <text:p>Months of the Jewish Calendar - Pre-Exilic Calendar</text:p>
          </table:table-cell>
          <table:table-cell table:style-name="Default" table:number-columns-repeated="2"/>
        </table:table-row>
        <table:table-row table:style-name="ro1">
          <table:table-cell table:style-name="Default" table:number-columns-repeated="3"/>
        </table:table-row>
        <table:table-row table:style-name="ro13">
          <table:table-cell table:style-name="Default" office:value-type="string">
            <text:p>Source: <text:a xlink:href="http://www.angelfire.com/pa2/passover/months-of-the-jewish-calendar.html" xlink:type="simple">http://www.angelfire.com/pa2/passover/months-of-the-jewish-calendar.html</text:a></text:p>
          </table:table-cell>
          <table:table-cell table:style-name="Default" table:number-columns-repeated="2"/>
        </table:table-row>
        <table:table-row table:style-name="ro14">
          <table:table-cell table:style-name="Default" table:number-columns-repeated="3"/>
        </table:table-row>
        <table:table-row table:style-name="ro13">
          <table:table-cell table:style-name="ce5" office:value-type="string">
            <text:p>Biblical Month Name</text:p>
          </table:table-cell>
          <table:table-cell table:style-name="ce5" office:value-type="string">
            <text:p>Month Number</text:p>
          </table:table-cell>
          <table:table-cell table:style-name="ce5" office:value-type="string">
            <text:p>Meaning of Biblical Month Name (Descriptive)</text:p>
          </table:table-cell>
        </table:table-row>
        <table:table-row table:style-name="ro15">
          <table:table-cell office:value-type="string">
            <text:p>Aviv</text:p>
          </table:table-cell>
          <table:table-cell office:value-type="string">
            <text:p>1</text:p>
          </table:table-cell>
          <table:table-cell office:value-type="string">
            <text:p>Chodesh Ha-Aviv ["month of Spring" in Hebrew (Exodus 13:4, 23:15, 34:18, and Deuteronomy 16:1)]</text:p>
          </table:table-cell>
        </table:table-row>
        <table:table-row table:style-name="ro13">
          <table:table-cell office:value-type="string">
            <text:p>Ziv</text:p>
          </table:table-cell>
          <table:table-cell office:value-type="string">
            <text:p>2</text:p>
          </table:table-cell>
          <table:table-cell office:value-type="string">
            <text:p>Chodesh Ziv ["month of Radiance" in Hebrew (I Kings 6:1, 6:37)]</text:p>
          </table:table-cell>
        </table:table-row>
        <table:table-row table:style-name="ro13">
          <table:table-cell office:value-type="string">
            <text:p>3rd month</text:p>
          </table:table-cell>
          <table:table-cell office:value-type="string">
            <text:p>3</text:p>
          </table:table-cell>
          <table:table-cell office:value-type="string">
            <text:p>3rd month in relation to the month of Aviv</text:p>
          </table:table-cell>
        </table:table-row>
        <table:table-row table:style-name="ro13">
          <table:table-cell office:value-type="string">
            <text:p>4th month</text:p>
          </table:table-cell>
          <table:table-cell office:value-type="string">
            <text:p>4</text:p>
          </table:table-cell>
          <table:table-cell office:value-type="string">
            <text:p>4th month in relation to the month of Aviv</text:p>
          </table:table-cell>
        </table:table-row>
        <table:table-row table:style-name="ro13">
          <table:table-cell office:value-type="string">
            <text:p>5th month</text:p>
          </table:table-cell>
          <table:table-cell office:value-type="string">
            <text:p>5</text:p>
          </table:table-cell>
          <table:table-cell office:value-type="string">
            <text:p>5th month in relation to the month of Aviv</text:p>
          </table:table-cell>
        </table:table-row>
        <table:table-row table:style-name="ro13">
          <table:table-cell office:value-type="string">
            <text:p>6th month</text:p>
          </table:table-cell>
          <table:table-cell office:value-type="string">
            <text:p>6</text:p>
          </table:table-cell>
          <table:table-cell office:value-type="string">
            <text:p>6th month in relation to the month of Aviv</text:p>
          </table:table-cell>
        </table:table-row>
        <table:table-row table:style-name="ro13">
          <table:table-cell office:value-type="string">
            <text:p>Esanim or Ethanim</text:p>
          </table:table-cell>
          <table:table-cell office:value-type="string">
            <text:p>7</text:p>
          </table:table-cell>
          <table:table-cell office:value-type="string">
            <text:p>Yerach Eisanim ["month of Natural Forces" in Hebrew (I Kings 8:2)]</text:p>
          </table:table-cell>
        </table:table-row>
        <table:table-row table:style-name="ro13">
          <table:table-cell office:value-type="string">
            <text:p>Bul</text:p>
          </table:table-cell>
          <table:table-cell office:value-type="string">
            <text:p>8</text:p>
          </table:table-cell>
          <table:table-cell office:value-type="string">
            <text:p>Yerach Bul ["month of bountiful harvests" in Hebrew (I Kings 6:38)]</text:p>
          </table:table-cell>
        </table:table-row>
        <table:table-row table:style-name="ro13">
          <table:table-cell office:value-type="string">
            <text:p>9th month</text:p>
          </table:table-cell>
          <table:table-cell office:value-type="string">
            <text:p>9</text:p>
          </table:table-cell>
          <table:table-cell office:value-type="string">
            <text:p>9th month in relation to the month of Aviv</text:p>
          </table:table-cell>
        </table:table-row>
        <table:table-row table:style-name="ro13">
          <table:table-cell office:value-type="string">
            <text:p>10th month</text:p>
          </table:table-cell>
          <table:table-cell office:value-type="string">
            <text:p>10</text:p>
          </table:table-cell>
          <table:table-cell office:value-type="string">
            <text:p>10th month in relation to the month of Aviv</text:p>
          </table:table-cell>
        </table:table-row>
        <table:table-row table:style-name="ro13">
          <table:table-cell office:value-type="string">
            <text:p>11th month</text:p>
          </table:table-cell>
          <table:table-cell office:value-type="string">
            <text:p>11</text:p>
          </table:table-cell>
          <table:table-cell office:value-type="string">
            <text:p>11th month in relation to the month of Aviv</text:p>
          </table:table-cell>
        </table:table-row>
        <table:table-row table:style-name="ro13">
          <table:table-cell office:value-type="string">
            <text:p>12th month</text:p>
          </table:table-cell>
          <table:table-cell office:value-type="string">
            <text:p>12</text:p>
          </table:table-cell>
          <table:table-cell office:value-type="string">
            <text:p>12th month in relation to the month of Aviv</text:p>
          </table:table-cell>
        </table:table-row>
        <table:table-row table:style-name="ro1" table:number-rows-repeated="17">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hadow="none" fo:background-color="transparent" style:scale-to-X="1" style:scale-to-Y="3"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3">00/00/0000</text:date>, <text:time style:data-style-name="N2" text:time-value="0000-00-00T10:01: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5-22T02:52:15</meta:creation-date>
    <dc:date>2013-06-13T10:17:40</dc:date>
    <dc:creator>Ryan </dc:creator>
    <meta:editing-duration>PT2H20M6S</meta:editing-duration>
    <meta:editing-cycles>10</meta:editing-cycles>
    <meta:generator>LibreOffice/3.6$Linux_X86_64 LibreOffice_project/360m1$Build-304</meta:generator>
    <meta:printed-by>Ryan </meta:printed-by>
    <meta:print-date>2013-06-13T10:16:38</meta:print-date>
    <meta:document-statistic meta:table-count="2" meta:cell-count="121" meta:object-count="0"/>
  </office:meta>
</office:document-meta>
</file>